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list-style-name="L1">
      <style:text-properties style:font-name="DejaVu Sans Mono" fo:font-size="10pt" style:font-name-asian="DejaVu Sans Mono" style:font-size-asian="10pt" style:font-size-complex="10pt"/>
    </style:style>
    <style:style style:name="P4" style:family="paragraph" style:parent-style-name="Text_20_body">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8" style:family="paragraph" style:parent-style-name="Standard" style:list-style-name="L4">
      <style:text-properties style:font-name="DejaVu Sans Mono" fo:font-size="10pt" style:font-name-asian="DejaVu Sans Mono" style:font-size-asian="10pt" style:font-size-complex="10pt"/>
    </style:style>
    <style:style style:name="P9"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10"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ffffff"/>
    </style:style>
    <style:style style:name="T2" style:family="text">
      <style:text-properties style:font-name="DejaVu Sans Mono" fo:font-size="10pt" style:font-name-asian="DejaVu Sans Mono" style:font-size-asian="10pt" style:font-size-complex="10pt"/>
    </style:style>
    <style:style style:name="T3" style:family="text">
      <style:text-properties style:font-name="DejaVu Sans Mono" fo:font-size="10pt" style:font-name-asian="DejaVu Sans Mono" style:font-size-asian="10pt" style:font-size-complex="10pt"/>
    </style:style>
    <style:style style:name="T4" style:family="text">
      <style:text-properties fo:color="#ffffff" style:font-name="DejaVu Sans Mono" fo:font-size="10pt" style:font-name-asian="DejaVu Sans Mono" style:font-size-asian="10pt" style:font-size-complex="10pt"/>
    </style:style>
    <style:style style:name="T5"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2">BPDUs: config BPDU / TCN BPDU / RST BPDU(RSTP)</text:p>
      <text:p text:style-name="P2"/>
      <text:list text:style-name="L1">
        <text:list-item>
          <text:p text:style-name="P3">地址：01:80:C0:00:00:00 (802.1D Table 7-10)</text:p>
        </text:list-item>
      </text:list>
      <text:p text:style-name="P2"/>
      <text:p text:style-name="P2">网桥术语:</text:p>
      <text:p text:style-name="P2"><text:tab/>root bridge(RB) : bridge_id 最小的桥</text:p>
      <text:p text:style-name="P2"><text:tab/>root port(RP) : 非根桥上到达根桥，路径开销最小的端口</text:p>
      <text:p text:style-name="P2"><text:tab/>destinated port(DP) : </text:p>
      <text:p text:style-name="P2"/>
      <text:p text:style-name="P2"><text:tab/>每个网络中有一个RB. </text:p>
      <text:p text:style-name="P2"><text:tab/>每个网段有一个DP</text:p>
      <text:p text:style-name="P2"><text:tab/>每个非根桥有一个RP</text:p>
      <text:p text:style-name="P2"/>
      <text:p text:style-name="P2"><text:tab/>path cost</text:p>
      <text:p text:style-name="P2"><text:tab/>priority vector</text:p>
      <text:p text:style-name="P2"><text:tab/>alternate port(rstp)</text:p>
      <text:p text:style-name="P2"><text:tab/>backup port(rstp)</text:p>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4">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1">网管u家u.bitscn@com</text:span> </text:p>
      <text:p text:style-name="Standard"><text:span text:style-name="T2">　　当拓扑发生变化，新的配置消息要经过一定的时延才能传播到整个</text:span><text:a xlink:type="simple" xlink:href="http://www.bitscn.com/network/"><text:span text:style-name="T3">网络</text:span></text:a><text:span text:style-name="T2">，这个时延称为Forward Delay，</text:span><text:a xlink:type="simple" xlink:href="http://www.bitscn.com/network/protocol/"><text:span text:style-name="T3">协议</text:span></text:a><text:span text:style-name="T2">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2">　　为了解决STP</text:span><text:a xlink:type="simple" xlink:href="http://www.bitscn.com/network/protocol/"><text:span text:style-name="T3">协议</text:span></text:a><text:span text:style-name="T2">的这个缺陷，在世纪之初IEEE推出了802.1w标准，作为对802.1D标准的补充。在IEEE 802.1w标准里定义了快速生成树</text:span><text:a xlink:type="simple" xlink:href="http://www.bitscn.com/network/protocol/"><text:span text:style-name="T3">协议</text:span></text:a><text:span text:style-name="T2">RSTP（Rapid Spanning Tree Protocol）。RSTP</text:span><text:a xlink:type="simple" xlink:href="http://www.bitscn.com/network/protocol/"><text:span text:style-name="T3">协议</text:span></text:a><text:span text:style-name="T2">在STP</text:span><text:a xlink:type="simple" xlink:href="http://www.bitscn.com/network/protocol/"><text:span text:style-name="T3">协议</text:span></text:a><text:span text:style-name="T2">基础上做了三点重要改进，使得收敛速度快得多（最快1秒以内）。 </text:span><text:span text:style-name="T4">网管网www.bitscn.com</text:span><text:span text:style-name="T2">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2">　　可见，RSTP</text:span><text:a xlink:type="simple" xlink:href="http://www.bitscn.com/network/protocol/"><text:span text:style-name="T3">协议</text:span></text:a><text:span text:style-name="T2">相对于STP</text:span><text:a xlink:type="simple" xlink:href="http://www.bitscn.com/network/protocol/"><text:span text:style-name="T3">协议</text:span></text:a><text:span text:style-name="T2">的确改进了很多。为了支持这些改进，BPDU的格式做了一些修改，但RSTP</text:span><text:a xlink:type="simple" xlink:href="http://www.bitscn.com/network/protocol/"><text:span text:style-name="T3">协议</text:span></text:a><text:span text:style-name="T2">仍然向下兼容STP</text:span><text:a xlink:type="simple" xlink:href="http://www.bitscn.com/network/protocol/"><text:span text:style-name="T3">协议</text:span></text:a><text:span text:style-name="T2">，可以混合组网。虽然如此，RSTP和STP一样同属于单生成树SST（SingleSpanning Tree），有它自身的诸多缺陷，主要表现在三个方面。 </text:span><text:span text:style-name="T4">网管联盟bitsCN@com</text:span><text:span text:style-name="T2"> </text:span></text:p>
      <text:p text:style-name="Standard"><text:span text:style-name="T2">　　第一点缺陷：由于整个交换</text:span><text:a xlink:type="simple" xlink:href="http://www.bitscn.com/network/"><text:span text:style-name="T3">网络</text:span></text:a><text:span text:style-name="T2">只有一棵生成树，在</text:span><text:a xlink:type="simple" xlink:href="http://www.bitscn.com/network/"><text:span text:style-name="T3">网络</text:span></text:a><text:span text:style-name="T2">规模比较大的时候会导致较长的收敛时间，拓扑改变的影响面也较大。 </text:span><text:span text:style-name="T4">网管网www.bitscn.com</text:span><text:span text:style-name="T2"> </text:span></text:p>
      <text:p text:style-name="Standard"><text:span text:style-name="T2">　　第二点缺陷：在</text:span><text:a xlink:type="simple" xlink:href="http://www.bitscn.com/network/"><text:span text:style-name="T3">网络</text:span></text:a><text:span text:style-name="T2">结构对称的情况下，单生成树也没什么大碍。但是，在</text:span><text:a xlink:type="simple" xlink:href="http://www.bitscn.com/network/"><text:span text:style-name="T3">网络</text:span></text:a><text:span text:style-name="T2">结构不对称的时候，单生成树就会影响</text:span><text:a xlink:type="simple" xlink:href="http://www.bitscn.com/network/"><text:span text:style-name="T3">网络</text:span></text:a><text:span text:style-name="T2">的连通性。 </text:span><text:span text:style-name="T4">网管下载dl.bitscn.com</text:span><text:span text:style-name="T2"> </text:span></text:p>
      <text:p text:style-name="P2">　　第三点缺陷：当链路被阻塞后将不承载任何流量，造成了带宽的极大浪费，这在环行城域网的情况下比较明显。 </text:p>
      <text:p text:style-name="Standard"><text:span text:style-name="T2">　　这些缺陷都是单生成树SST无法克服的，于是支持VLAN的多生成树</text:span><text:a xlink:type="simple" xlink:href="http://www.bitscn.com/network/protocol/"><text:span text:style-name="T3">协议</text:span></text:a><text:span text:style-name="T2">出现了。</text:span></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2">
        <text:list-item>
          <text:p text:style-name="P5">当端口进入 FORWARDING，并且网桥至少有一个指定端口。</text:p>
        </text:list-item>
        <text:list-item>
          <text:p text:style-name="P5">当端口从 FORWARDING 或 LEARNING 状态进入 BLOCKING</text:p>
        </text:list-item>
        <text:list-item>
          <text:p text:style-name="P5">当指定端口收到 TCN BPDU，会转发给根桥()</text:p>
        </text:list-item>
      </text:list>
      <text:p text:style-name="P2"/>
      <text:p text:style-name="P2">BPDU 发送特性：</text:p>
      <text:list text:style-name="L3">
        <text:list-item>
          <text:p text:style-name="P6">TCN BPDU 仅从根端口发出， CONFIG_BPDU 仅从指定端口发出(kernel初始化端口都是指定端口)</text:p>
        </text:list-item>
        <text:list-item>
          <text:p text:style-name="P6">TCN BPDU 发往根桥方向</text:p>
        </text:list-item>
        <text:list-item>
          <text:p text:style-name="P6">TCN BPDU 使用可靠机制发送给根桥，当网桥发送 TCN BPDU，会持续按照 HELLO TIMER间隔发送 TCN BPDU， 直到收到上级的带确认标识(TCA)的CONFIG BPDU。</text:p>
        </text:list-item>
        <text:list-item>
          <text:p text:style-name="P6">TCN BPDU 只在拓扑改变时发送。</text:p>
        </text:list-item>
      </text:list>
      <text:p text:style-name="P2"/>
      <text:p text:style-name="P2"/>
      <text:p text:style-name="P2">http://hi.baidu.com/zuoyingtm/blog/item/a18bbd13b6e9e3846438db51.html</text:p>
      <text:p text:style-name="P2"/>
      <text:p text:style-name="P2"/>
      <text:p text:style-name="P7">生成树优先级向量：</text:p>
      <text:list text:style-name="L4">
        <text:list-item>
          <text:p text:style-name="P8">root bridge ID, 发送者认为是根桥的ID（初始时，认为自己是根桥）</text:p>
        </text:list-item>
        <text:list-item>
          <text:p text:style-name="P8">root path cost, 发送桥到达根桥的路径开销</text:p>
        </text:list-item>
        <text:list-item>
          <text:p text:style-name="P8">bridge ID,  发送桥ID</text:p>
        </text:list-item>
        <text:list-item>
          <text:p text:style-name="P8">port ID, 发送桥发送消息的端口ID</text:p>
        </text:list-item>
        <text:list-item>
          <text:p text:style-name="P8">port ID, 发送桥接收消息的端口ID（桥内部管理，不在消息中）</text:p>
        </text:list-item>
      </text:list>
      <text:p text:style-name="P2"/>
      <text:p text:style-name="P9">--VITESSE GROCX BOARD--</text:p>
      <text:p text:style-name="P7"/>
      <text:p text:style-name="P10">4.2.3 This implies that BPDUs are terminated by the switch-core.</text:p>
      <text:p text:style-name="P2"/>
      <text:p text:style-name="P7">Analyzer Configurations for RSTP Support:</text:p>
      <text:p text:style-name="P2"><text:tab/></text:p>
      <text:p text:style-name="P2"><text:tab/>SRCMASKS / AGGRMSKS / LEARNMASK / CAPENAB.BPDU / CAPQUEUE.BPDU_Q</text:p>
      <text:p text:style-name="P2"><text:tab/></text:p>
      <text:p text:style-name="P7">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7">RSP Port State Configuration for Port p (配置例子:Table-110)</text:p>
      <text:p text:style-name="P2"><text:tab/>内核配置 switch port的状态。所有 BPDU转发到CPU处理， switch不处理。</text:p>
      <text:p text:style-name="P2"/>
      <text:p text:style-name="P7">BPDU 在哪产生？</text:p>
      <text:p text:style-name="P7"><text:tab/><text:span text:style-name="T5">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2T18:09:24</dc:date>
    <dc:language>en-US</dc:language>
    <meta:editing-cycles>64</meta:editing-cycles>
    <meta:editing-duration>PT7H31M37S</meta:editing-duration>
    <meta:user-defined meta:name="Info 1"/>
    <meta:user-defined meta:name="Info 2"/>
    <meta:user-defined meta:name="Info 3"/>
    <meta:user-defined meta:name="Info 4"/>
    <meta:document-statistic meta:table-count="0" meta:image-count="0" meta:object-count="0" meta:page-count="3" meta:paragraph-count="61" meta:word-count="948" meta:character-count="2950"/>
  </office:meta>
</office:document-meta>
</file>